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E350000091300000929562B01EF.svg" manifest:media-type=""/>
  <manifest:file-entry manifest:full-path="Pictures/100002010000006E0000006FB226E0A5.png" manifest:media-type=""/>
  <manifest:file-entry manifest:full-path="Pictures/100000000000002300000027328673A8.png" manifest:media-type=""/>
  <manifest:file-entry manifest:full-path="Pictures/10002078000009170000093BC61FB326.svg" manifest:media-type=""/>
  <manifest:file-entry manifest:full-path="Pictures/100002010000006E0000007050765CAA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horndale1" svg:font-family="Thorndale" style:font-family-generic="roman"/>
    <style:font-face style:name="Arial1" svg:font-family="Arial" style:font-pitch="variable"/>
    <style:font-face style:name="DejaVu Sans1" svg:font-family="'DejaVu Sans'" style:font-pitch="variable"/>
    <style:font-face style:name="FreeSans1" svg:font-family="FreeSans" style:font-pitch="variable"/>
    <style:font-face style:name="Linux Biolinum O" svg:font-family="'Linux Biolinum O'" style:font-pitch="variable"/>
    <style:font-face style:name="Linux Biolinum O1" svg:font-family="'Linux Biolinum O'" style:font-adornments="Regular" style:font-pitch="variable"/>
    <style:font-face style:name="MS Gothic" svg:font-family="'MS Gothic'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stroke="solid" svg:stroke-width="0.1cm" svg:stroke-color="#004586" draw:marker-start-width="0.35cm" draw:marker-end-width="0.35cm" draw:fill="solid" draw:fill-color="#004586" draw:textarea-vertical-align="middle" fo:padding-top="0.175cm" fo:padding-bottom="0.175cm" fo:padding-left="0.3cm" fo:padding-right="0.3cm"/>
    </style:style>
    <style:style style:name="gr3" style:family="graphic" style:parent-style-name="standard" style:list-style-name="L1">
      <style:graphic-properties draw:stroke="none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00ffff" draw:secondary-fill-color="#000080" draw:textarea-horizontal-align="center" draw:textarea-vertical-align="middle" draw:auto-grow-height="false" draw:fit-to-size="false" fo:min-height="0cm" fo:min-width="0cm" fo:padding-top="0.131cm" fo:padding-bottom="0.131cm" fo:padding-left="0.25cm" fo:padding-right="0.25cm" fo:wrap-option="wrap" draw:shadow="hidden" draw:shadow-offset-x="-4cm" draw:shadow-offset-y="0cm" draw:shadow-color="#ff8080" draw:shadow-opacity="40%"/>
    </style:style>
    <style:style style:name="gr4" style:family="graphic" style:parent-style-name="objectwithoutfill">
      <style:graphic-properties draw:stroke="solid" svg:stroke-width="0.1cm" svg:stroke-color="#003366" draw:marker-start-width="0.35cm" draw:marker-end-width="0.35cm" draw:fill="solid" draw:fill-color="#003366" draw:textarea-vertical-align="middle" fo:padding-top="0.175cm" fo:padding-bottom="0.175cm" fo:padding-left="0.3cm" fo:padding-right="0.3cm"/>
    </style:style>
    <style:style style:name="gr5" style:family="graphic" style:parent-style-name="standard" style:list-style-name="L1">
      <style:graphic-properties draw:stroke="none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ffffff" draw:secondary-fill-color="#000080" draw:textarea-horizontal-align="center" draw:textarea-vertical-align="middle" draw:auto-grow-height="false" draw:fit-to-size="false" fo:min-height="0cm" fo:min-width="0cm" fo:padding-top="0.131cm" fo:padding-bottom="0.131cm" fo:padding-left="0.25cm" fo:padding-right="0.25cm" fo:wrap-option="wrap" draw:shadow="hidden" draw:shadow-offset-x="-4cm" draw:shadow-offset-y="0cm" draw:shadow-color="#ff8080" draw:shadow-opacity="40%"/>
    </style:style>
    <style:style style:name="gr6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position="0% 100%" style:font-name="Thorndale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text-scale="90%" style:font-relief="none" style:text-overline-style="none" style:text-overline-color="font-color"/>
    </style:style>
    <style:style style:name="P3" style:family="paragraph">
      <style:paragraph-properties fo:text-align="center"/>
      <style:text-properties fo:font-size="22pt" style:font-size-asian="18pt" style:font-size-complex="18pt"/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position="0% 100%" style:font-name="Linux Biolinum O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text-scale="90%" style:font-relief="none" style:text-overline-style="none" style:text-overline-color="font-color"/>
    </style:style>
    <style:style style:name="T1" style:family="text">
      <style:text-properties fo:color="#000000" style:text-outline="false" style:text-line-through-style="none" style:text-position="0% 100%" style:font-name="Linux Biolinum O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text-scale="90%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3.268cm" svg:height="3.318cm" svg:x="15.732cm" svg:y="6cm">
          <draw:image xlink:href="Pictures/100002010000006E0000007050765CAA.png" xlink:type="simple" xlink:show="embed" xlink:actuate="onLoad"/>
          <draw:image xlink:href="Pictures/10002078000009170000093BC61FB326.svg" xlink:type="simple" xlink:show="embed" xlink:actuate="onLoad">
            <text:p/>
          </draw:image>
        </draw:frame>
        <draw:frame draw:style-name="gr1" draw:text-style-name="P1" draw:layer="layout" svg:width="6.733cm" svg:height="7.503cm" svg:x="2cm" svg:y="2cm">
          <draw:image xlink:href="Pictures/100000000000002300000027328673A8.png" xlink:type="simple" xlink:show="embed" xlink:actuate="onLoad">
            <text:p/>
          </draw:image>
        </draw:frame>
        <draw:path draw:style-name="gr2" draw:text-style-name="P1" draw:layer="layout" svg:width="3.099cm" svg:height="3.036cm" svg:x="2.284cm" svg:y="2.024cm" svg:viewBox="0 0 3100 3037" svg:d="m1868 3037c-4575-2058 615-3117 1232-3032v1011c0 0-2487 0-2534 664s1302 1357 1302 1357z">
          <text:p/>
        </draw:path>
        <draw:path draw:style-name="gr2" draw:text-style-name="P1" draw:layer="layout" svg:width="3.099cm" svg:height="3.036cm" svg:x="2.284cm" svg:y="5.225cm" svg:viewBox="0 0 3100 3037" svg:d="m1868 3037c-4575-2058 615-3117 1232-3032v1011c0 0-2487 0-2534 664s1302 1357 1302 1357z">
          <text:p/>
        </draw:path>
        <draw:path draw:style-name="gr2" draw:text-style-name="P1" draw:layer="layout" svg:width="3.099cm" svg:height="3.036cm" svg:x="5.4cm" svg:y="6.4cm" svg:viewBox="0 0 3100 3037" svg:d="m1232 0c4575 2058-615 3117-1232 3032v-1011c0 0 2487 0 2534-664s-1302-1357-1302-1357z">
          <text:p/>
        </draw:path>
        <draw:path draw:style-name="gr2" draw:text-style-name="P1" draw:layer="layout" svg:width="3.099cm" svg:height="3.036cm" svg:x="5.4cm" svg:y="3.199cm" svg:viewBox="0 0 3100 3037" svg:d="m1232 0c4575 2058-615 3117-1232 3032v-1011c0 0 2487 0 2534-664s-1302-1357-1302-1357z">
          <text:p/>
        </draw:path>
        <draw:frame draw:style-name="gr1" draw:text-style-name="P1" draw:layer="layout" svg:width="3.262cm" svg:height="3.293cm" svg:x="2.2cm" svg:y="2.103cm">
          <draw:image xlink:href="Pictures/100002010000006E0000006FB226E0A5.png" xlink:type="simple" xlink:show="embed" xlink:actuate="onLoad"/>
          <draw:image xlink:href="Pictures/10000E350000091300000929562B01EF.svg" xlink:type="simple" xlink:show="embed" xlink:actuate="onLoad">
            <text:p/>
          </draw:image>
        </draw:frame>
        <draw:frame draw:style-name="gr1" draw:text-style-name="P1" draw:layer="layout" svg:width="3.268cm" svg:height="3.318cm" svg:x="5.232cm" svg:y="6.085cm">
          <draw:image xlink:href="Pictures/100002010000006E0000007050765CAA.png" xlink:type="simple" xlink:show="embed" xlink:actuate="onLoad"/>
          <draw:image xlink:href="Pictures/10002078000009170000093BC61FB326.svg" xlink:type="simple" xlink:show="embed" xlink:actuate="onLoad">
            <text:p/>
          </draw:image>
        </draw:frame>
        <draw:frame draw:style-name="gr1" draw:text-style-name="P1" draw:layer="layout" svg:width="3.262cm" svg:height="3.293cm" svg:x="12.738cm" svg:y="2.407cm">
          <draw:image xlink:href="Pictures/100002010000006E0000006FB226E0A5.png" xlink:type="simple" xlink:show="embed" xlink:actuate="onLoad"/>
          <draw:image xlink:href="Pictures/10000E350000091300000929562B01EF.svg" xlink:type="simple" xlink:show="embed" xlink:actuate="onLoad">
            <text:p/>
          </draw:image>
        </draw:frame>
        <draw:custom-shape draw:style-name="gr3" draw:text-style-name="P2" draw:layer="layout" svg:width="10cm" svg:height="5.001cm" svg:x="8.568cm" svg:y="2.642cm">
          <text:p/>
          <draw:enhanced-geometry svg:viewBox="0 0 21600 21600" draw:extrusion="true" draw:extrusion-rotation-angle="35 -5" dr3d:projection="perspective" draw:extrusion-first-light-direction="(50000 -50000 10000)" draw:extrusion-second-light-direction="(-50000 0 10000)" dr3d:shade-mode="flat" draw:extrusion-metal="true" draw:extrusion-specularity="122%" draw:extrusion-diffusion="122%" draw:extrusion-viewpoint="(3.472cm -3.472cm 25cm)" draw:extrusion-origin="0.5 -0.5" draw:extrusion-skew="50 -135" draw:extrusion-depth="1cm 0" draw:extrusion-color="true" draw:glue-points="?f18 ?f0 ?f20 10800 ?f19 ?f1 ?f21 10800" draw:text-areas="0 0 21600 21600" draw:text-path="true" draw:text-path-mode="shape" draw:text-path-scale="path" draw:text-path-same-letter-heights="false" draw:type="fontwork-wave" draw:modifiers="4460 10453.3333333333" draw:enhanced-path="M ?f7 ?f0 C ?f15 ?f9 ?f16 ?f10 ?f12 ?f0 N M ?f29 ?f1 C ?f27 ?f28 ?f25 ?f26 ?f24 ?f1 N">
            <draw:equation draw:name="f0" draw:formula="$0 "/>
            <draw:equation draw:name="f1" draw:formula="21600-?f0 "/>
            <draw:equation draw:name="f2" draw:formula="$1 "/>
            <draw:equation draw:name="f3" draw:formula="?f2 -10800"/>
            <draw:equation draw:name="f4" draw:formula="?f3 *2"/>
            <draw:equation draw:name="f5" draw:formula="abs(?f4 )"/>
            <draw:equation draw:name="f6" draw:formula="4320-?f5 "/>
            <draw:equation draw:name="f7" draw:formula="if(?f3 ,0,?f5 )"/>
            <draw:equation draw:name="f8" draw:formula="15800*?f0 /4460"/>
            <draw:equation draw:name="f9" draw:formula="?f0 -?f8 "/>
            <draw:equation draw:name="f10" draw:formula="?f0 +?f8 "/>
            <draw:equation draw:name="f11" draw:formula="21600-?f4 "/>
            <draw:equation draw:name="f12" draw:formula="if(?f3 ,?f11 ,21600)"/>
            <draw:equation draw:name="f13" draw:formula="?f12 -?f7 "/>
            <draw:equation draw:name="f14" draw:formula="?f5 /2"/>
            <draw:equation draw:name="f15" draw:formula="?f7 +7200-?f14 "/>
            <draw:equation draw:name="f16" draw:formula="?f12 +?f14 -7200"/>
            <draw:equation draw:name="f17" draw:formula="?f13 /2"/>
            <draw:equation draw:name="f18" draw:formula="?f7 +?f17 "/>
            <draw:equation draw:name="f19" draw:formula="21600-?f18 "/>
            <draw:equation draw:name="f20" draw:formula="?f5 /2"/>
            <draw:equation draw:name="f21" draw:formula="21600-?f20 "/>
            <draw:equation draw:name="f22" draw:formula="?f0 *2"/>
            <draw:equation draw:name="f23" draw:formula="21600-?f22 "/>
            <draw:equation draw:name="f24" draw:formula="21600-?f7 "/>
            <draw:equation draw:name="f25" draw:formula="21600-?f15 "/>
            <draw:equation draw:name="f26" draw:formula="?f1 +?f8 "/>
            <draw:equation draw:name="f27" draw:formula="21600-?f16 "/>
            <draw:equation draw:name="f28" draw:formula="?f1 -?f8 "/>
            <draw:equation draw:name="f29" draw:formula="21600-?f12 "/>
            <draw:handle draw:handle-position="left $0" draw:handle-range-y-minimum="0" draw:handle-range-y-maximum="4460"/>
            <draw:handle draw:handle-position="$1 21600" draw:handle-range-x-minimum="8640" draw:handle-range-x-maximum="12960"/>
          </draw:enhanced-geometry>
        </draw:custom-shape>
        <draw:g>
          <draw:path draw:style-name="gr4" draw:text-style-name="P1" draw:layer="layout" svg:width="3.099cm" svg:height="3.036cm" svg:x="15.9cm" svg:y="3.296cm" svg:viewBox="0 0 3100 3037" svg:d="m1232 0c4575 2058-615 3117-1232 3032v-1011c0 0 2487 0 2534-664s-1302-1357-1302-1357z">
            <text:p/>
          </draw:path>
          <draw:path draw:style-name="gr4" draw:text-style-name="P3" draw:layer="layout" svg:width="3.099cm" svg:height="3.036cm" svg:x="12.784cm" svg:y="5.322cm" svg:viewBox="0 0 3100 3037" svg:d="m1868 3037c-4575-2058 615-3117 1232-3032v1011c0 0-2487 0-2534 664s1302 1357 1302 1357z">
            <text:p/>
          </draw:path>
        </draw:g>
        <draw:custom-shape draw:style-name="gr5" draw:text-style-name="P5" draw:layer="layout" svg:width="6.848cm" svg:height="0.916cm" draw:transform="rotate (0.291295452157854) translate (12.522cm 6.268cm)">
          <text:p text:style-name="P4"><text:span text:style-name="T1">ordo ab chao</text:span></text:p>
          <draw:enhanced-geometry svg:viewBox="0 0 21600 21600" draw:mirror-horizontal="false" draw:mirror-vertical="false" draw:extrusion="false" draw:extrusion-rotation-angle="35 -5" dr3d:projection="perspective" draw:extrusion-first-light-direction="(50000 -50000 10000)" draw:extrusion-second-light-direction="(-50000 0 10000)" dr3d:shade-mode="flat" draw:extrusion-metal="true" draw:extrusion-specularity="122%" draw:extrusion-diffusion="122%" draw:extrusion-viewpoint="(3.472cm -3.472cm 25cm)" draw:extrusion-origin="0.5 -0.5" draw:extrusion-skew="50 -135" draw:extrusion-depth="1cm 0" draw:extrusion-color="true" draw:glue-points="?f18 ?f0 ?f20 10800 ?f19 ?f1 ?f21 10800" draw:text-areas="0 0 21600 21600" draw:text-path="true" draw:text-path-mode="shape" draw:text-path-scale="path" draw:text-path-same-letter-heights="false" draw:type="fontwork-wave" draw:modifiers="4460 10309.5926412615" draw:enhanced-path="M ?f7 ?f0 C ?f15 ?f9 ?f16 ?f10 ?f12 ?f0 N M ?f29 ?f1 C ?f27 ?f28 ?f25 ?f26 ?f24 ?f1 N">
            <draw:equation draw:name="f0" draw:formula="$0 "/>
            <draw:equation draw:name="f1" draw:formula="21600-?f0 "/>
            <draw:equation draw:name="f2" draw:formula="$1 "/>
            <draw:equation draw:name="f3" draw:formula="?f2 -10800"/>
            <draw:equation draw:name="f4" draw:formula="?f3 *2"/>
            <draw:equation draw:name="f5" draw:formula="abs(?f4 )"/>
            <draw:equation draw:name="f6" draw:formula="4320-?f5 "/>
            <draw:equation draw:name="f7" draw:formula="if(?f3 ,0,?f5 )"/>
            <draw:equation draw:name="f8" draw:formula="15800*?f0 /4460"/>
            <draw:equation draw:name="f9" draw:formula="?f0 -?f8 "/>
            <draw:equation draw:name="f10" draw:formula="?f0 +?f8 "/>
            <draw:equation draw:name="f11" draw:formula="21600-?f4 "/>
            <draw:equation draw:name="f12" draw:formula="if(?f3 ,?f11 ,21600)"/>
            <draw:equation draw:name="f13" draw:formula="?f12 -?f7 "/>
            <draw:equation draw:name="f14" draw:formula="?f5 /2"/>
            <draw:equation draw:name="f15" draw:formula="?f7 +7200-?f14 "/>
            <draw:equation draw:name="f16" draw:formula="?f12 +?f14 -7200"/>
            <draw:equation draw:name="f17" draw:formula="?f13 /2"/>
            <draw:equation draw:name="f18" draw:formula="?f7 +?f17 "/>
            <draw:equation draw:name="f19" draw:formula="21600-?f18 "/>
            <draw:equation draw:name="f20" draw:formula="?f5 /2"/>
            <draw:equation draw:name="f21" draw:formula="21600-?f20 "/>
            <draw:equation draw:name="f22" draw:formula="?f0 *2"/>
            <draw:equation draw:name="f23" draw:formula="21600-?f22 "/>
            <draw:equation draw:name="f24" draw:formula="21600-?f7 "/>
            <draw:equation draw:name="f25" draw:formula="21600-?f15 "/>
            <draw:equation draw:name="f26" draw:formula="?f1 +?f8 "/>
            <draw:equation draw:name="f27" draw:formula="21600-?f16 "/>
            <draw:equation draw:name="f28" draw:formula="?f1 -?f8 "/>
            <draw:equation draw:name="f29" draw:formula="21600-?f12 "/>
            <draw:handle draw:handle-position="left $0" draw:handle-range-y-minimum="0" draw:handle-range-y-maximum="4460"/>
            <draw:handle draw:handle-position="$1 21600" draw:handle-range-x-minimum="8640" draw:handle-range-x-maximum="12960"/>
          </draw:enhanced-geometry>
        </draw:custom-shape>
        <presentation:notes draw:style-name="dp2">
          <draw:page-thumbnail draw:style-name="gr6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horndale1" svg:font-family="Thorndale" style:font-family-generic="roman"/>
    <style:font-face style:name="Arial1" svg:font-family="Arial" style:font-pitch="variable"/>
    <style:font-face style:name="DejaVu Sans1" svg:font-family="'DejaVu Sans'" style:font-pitch="variable"/>
    <style:font-face style:name="FreeSans1" svg:font-family="FreeSans" style:font-pitch="variable"/>
    <style:font-face style:name="Linux Biolinum O" svg:font-family="'Linux Biolinum O'" style:font-pitch="variable"/>
    <style:font-face style:name="Linux Biolinum O1" svg:font-family="'Linux Biolinum O'" style:font-adornments="Regular" style:font-pitch="variable"/>
    <style:font-face style:name="MS Gothic" svg:font-family="'MS Gothic'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17.63cm" svg:height="4.33cm" svg:x="1.979cm" svg:y="2.035cm" presentation:class="title" presentation:placeholder="true">
        <draw:text-box/>
      </draw:frame>
      <draw:frame presentation:style-name="Default-outline1" draw:layer="backgroundobjects" svg:width="17.63cm" svg:height="15.044cm" svg:x="1.979cm" svg:y="7.069cm" presentation:class="outline" presentation:placeholder="true">
        <draw:text-box/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eece Hart</meta:initial-creator>
    <meta:creation-date>2014-01-19T23:31:40.272264286</meta:creation-date>
    <dc:date>2014-01-20T12:51:47.837887768</dc:date>
    <dc:creator>Reece Hart</dc:creator>
    <meta:editing-duration>PT19M55S</meta:editing-duration>
    <meta:editing-cycles>8</meta:editing-cycles>
    <meta:generator>LibreOffice/4.1.3.2$Linux_X86_64 LibreOffice_project/410m0$Build-2</meta:generator>
    <meta:document-statistic meta:object-count="34"/>
  </office:meta>
</office:document-meta>
</file>